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<text:soft-page-break/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49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5:57</dc:date>
    <meta:editing-duration>PT6H6M33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6" meta:character-count="675" meta:non-whitespace-character-count="589"/>
  </office:meta>
</office:document-meta>
</file>